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0.972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819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3.2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A: Camino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B: Fallos Positivo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C: Pierde la Muestra / Seek Action / La camara se descalibra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/>
          <table:table-cell office:value-type="string">
            <text:p>D: Otro rover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6"/>
          <table:table-cell table:style-name="ce9"/>
          <table:table-cell table:style-name="ce13" table:number-columns-repeated="3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6" table:number-rows-spanned="1">
            <text:p>Tree 1</text:p>
          </table:table-cell>
          <table:covered-table-cell table:style-name="ce6"/>
          <table:covered-table-cell table:style-name="ce9"/>
          <table:covered-table-cell table:number-columns-repeated="3" table:style-name="ce13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2">
            <text:p>pfile</text:p>
          </table:table-cell>
          <table:table-cell table:style-name="ce7" office:value-type="string" table:number-columns-spanned="1" table:number-rows-spanned="2">
            <text:p>plan</text:p>
          </table:table-cell>
          <table:table-cell table:style-name="ce10" office:value-type="string" table:number-columns-spanned="1" table:number-rows-spanned="2">
            <text:p>time</text:p>
          </table:table-cell>
          <table:table-cell table:style-name="ce10" office:value-type="string" table:number-columns-spanned="1" table:number-rows-spanned="2">
            <text:p>original plan</text:p>
          </table:table-cell>
          <table:table-cell table:style-name="ce10" office:value-type="string" table:number-columns-spanned="2" table:number-rows-spanned="1">
            <text:p>repaired plan</text:p>
          </table:table-cell>
          <table:covered-table-cell table:style-name="ce11"/>
          <table:table-cell table:number-columns-repeated="8"/>
        </table:table-row>
        <table:table-row table:style-name="ro2">
          <table:table-cell/>
          <table:covered-table-cell table:style-name="ce3"/>
          <table:covered-table-cell table:style-name="ce8"/>
          <table:covered-table-cell table:number-columns-repeated="2" table:style-name="ce11"/>
          <table:table-cell table:style-name="ce11" office:value-type="string">
            <text:p>reused actions</text:p>
          </table:table-cell>
          <table:table-cell table:style-name="ce11" office:value-type="string">
            <text:p>repaired actions</text:p>
          </table:table-cell>
          <table:table-cell table:number-columns-repeated="2"/>
          <table:table-cell table:style-name="ce15" office:value-type="string" table:number-columns-spanned="3" table:number-rows-spanned="1">
            <text:p>Fallo</text:p>
          </table:table-cell>
          <table:covered-table-cell table:number-columns-repeated="2"/>
          <table:table-cell table:style-name="ce15" office:value-type="string" table:number-columns-spanned="3" table:number-rows-spanned="1">
            <text:p>Solución</text:p>
          </table:table-cell>
          <table:covered-table-cell table:number-columns-repeated="2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2" office:value-type="float" office:value="1.007205">
            <text:p>1,0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3,false&gt;</text:p>
          </table:table-cell>
          <table:table-cell table:number-columns-repeated="2"/>
          <table:table-cell office:value-type="string">
            <text:p>Navigate a otro waypoint, y calibra la camara nuevamente</text:p>
          </table:table-cell>
          <table:table-cell table:number-columns-repeated="2"/>
        </table:table-row>
        <table:table-row table:style-name="ro3">
          <table:table-cell/>
          <table:table-cell table:number-columns-repeated="2" table:style-name="ce4" office:value-type="float" office:value="1">
            <text:p>1</text:p>
          </table:table-cell>
          <table:table-cell table:style-name="ce12" office:value-type="float" office:value="0.7108">
            <text:p>0,7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can_traverse-rover0-w3-w2,false&gt;]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36227">
            <text:p>0,1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06695">
            <text:p>0,11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929803">
            <text:p>0,9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12" office:value-type="float" office:value="0.843549">
            <text:p>0,8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office:value-type="string">
            <text:p>Not found plan</text:p>
          </table:table-cell>
          <table:table-cell office:value-type="string">
            <text:p>&lt;can_traverse-rover0-waypoint1-waypoint2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263336">
            <text:p>0,2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1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099558">
            <text:p>0,1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02469">
            <text:p>0,1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.266931">
            <text:p>1,2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office:value-type="string">
            <text:p>have_soil_analysis-rover0-waypoint1,yes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41605">
            <text:p>0,1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09397">
            <text:p>0,1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office:value-type="string">
            <text:p>&lt;calibrated-camera1-rover0,not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5.827808">
            <text:p>5,8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3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84403">
            <text:p>0,1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935959">
            <text:p>0,9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/>
          <table:table-cell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73052">
            <text:p>0,17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4&gt;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2" office:value-type="float" office:value="27.40037">
            <text:p>27,4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office:value-type="string">
            <text:p>Not found plan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968071">
            <text:p>0,9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1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19514">
            <text:p>0,20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.190465">
            <text:p>2,1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-waypoint1-waypoint3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364514">
            <text:p>0,36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2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354413">
            <text:p>0,35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3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1.919541">
            <text:p>21,9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12.867003">
            <text:p>12,8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visible_from-objective1-waypoint4,false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0.645887">
            <text:p>0,6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at-rover0,waypoint6&gt;</text:p>
          </table:table-cell>
          <table:table-cell table:number-columns-repeated="5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4" office:value-type="float" office:value="1">
            <text:p>1</text:p>
          </table:table-cell>
          <table:table-cell table:style-name="ce12" office:value-type="float" office:value="2.151736">
            <text:p>2,1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14" office:value-type="string">
            <text:p>A</text:p>
          </table:table-cell>
          <table:table-cell office:value-type="string">
            <text:p>&lt;can_traverse-rover0-waypoint4-waypoint1,false&gt;</text:p>
          </table:table-cell>
          <table:table-cell table:number-columns-repeated="5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5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7T14:04:47</dc:date>
    <dc:creator>anubis </dc:creator>
    <meta:generator>LibreOffice/3.5$Linux_x86 LibreOffice_project/350m1$Build-2</meta:generator>
    <meta:editing-duration>PT6H41M52S</meta:editing-duration>
    <meta:editing-cycles>21</meta:editing-cycles>
    <meta:printed-by>anubis </meta:printed-by>
    <meta:print-date>2014-04-17T14:04:45</meta:print-date>
    <meta:document-statistic meta:table-count="1" meta:cell-count="222" meta:object-count="0"/>
  </office:meta>
</office:document-meta>
</file>